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16d5b" officeooo:paragraph-rsid="00016d5b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16d5b" officeooo:paragraph-rsid="00016d5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19012" officeooo:paragraph-rsid="0001901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449b9" officeooo:paragraph-rsid="000449b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4dc79" officeooo:paragraph-rsid="0004dc7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61cac" officeooo:paragraph-rsid="00061cac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8531d" officeooo:paragraph-rsid="0008531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8ed9d" officeooo:paragraph-rsid="0008ed9d" style:font-size-asian="12.25pt" style:font-weight-asian="normal" style:font-size-complex="14pt" style:font-weight-complex="normal"/>
    </style:style>
    <style:style style:name="T1" style:family="text">
      <style:text-properties officeooo:rsid="00030583"/>
    </style:style>
    <style:style style:name="T2" style:family="text">
      <style:text-properties officeooo:rsid="00090c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Versions</text:p>
      <text:p text:style-name="P2"/>
      <text:p text:style-name="P2">Nous garderons toujours les mêmes versions de tous les composants externes afin de ne pas avoir de bug dans le futur à cause d’une mauvaise mise-à-jour.</text:p>
      <text:p text:style-name="P2"/>
      <text:p text:style-name="P2">- Python 3.<text:span text:style-name="T1">10</text:span></text:p>
      <text:p text:style-name="P3">- Django 3.2 LTS</text:p>
      <text:p text:style-name="P4">- psycopg2-binary 2.9.3</text:p>
      <text:p text:style-name="P5">- uWSGI 2.0.20</text:p>
      <text:p text:style-name="P6">- PostgreSQL 14.2</text:p>
      <text:p text:style-name="P6">- <text:span text:style-name="T2">Docker 20.10.14</text:span></text:p>
      <text:p text:style-name="P6">-</text:p>
      <text:p text:style-name="P6"/>
      <text:p text:style-name="P6"/>
      <text:p text:style-name="P7">Les versions seront dans un script bash afin de pouvoir les exporter à chaque fois que l’on en aura besoin et ainsi, il suffira de changer ce script pour changer les versions.</text:p>
      <text:p text:style-name="P8">Un deuxième script se chargera de mettre à jour tous les fichiers contenant une installation en remplaçant les anciens numéros de version par les nouveaux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22:26:54.302227727</meta:creation-date>
    <dc:date>2022-03-24T22:55:24.188942285</dc:date>
    <meta:editing-duration>PT28M25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05" meta:character-count="595" meta:non-whitespace-character-count="501"/>
  </office:meta>
</office:document-meta>
</file>